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611a" officeooo:paragraph-rsid="0017611a"/>
    </style:style>
    <style:style style:name="P2" style:family="paragraph" style:parent-style-name="Standard">
      <style:paragraph-properties fo:text-align="center" style:justify-single-word="false"/>
      <style:text-properties officeooo:rsid="0017611a" officeooo:paragraph-rsid="0017611a"/>
    </style:style>
    <style:style style:name="P3" style:family="paragraph" style:parent-style-name="Standard">
      <style:paragraph-properties fo:text-align="start" style:justify-single-word="false"/>
      <style:text-properties officeooo:rsid="0017611a" officeooo:paragraph-rsid="0017611a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7611a" officeooo:paragraph-rsid="0017611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italic" officeooo:rsid="0017611a" officeooo:paragraph-rsid="0017611a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officeooo:rsid="0018b83b" officeooo:paragraph-rsid="0018b83b"/>
    </style:style>
    <style:style style:name="P7" style:family="paragraph" style:parent-style-name="Standard">
      <style:paragraph-properties fo:text-align="start" style:justify-single-word="false"/>
      <style:text-properties officeooo:rsid="001a801d" officeooo:paragraph-rsid="001a801d"/>
    </style:style>
    <style:style style:name="P8" style:family="paragraph" style:parent-style-name="Standard">
      <style:paragraph-properties fo:text-align="start" style:justify-single-word="false"/>
      <style:text-properties officeooo:rsid="001d2f50" officeooo:paragraph-rsid="001d2f50"/>
    </style:style>
    <style:style style:name="P9" style:family="paragraph" style:parent-style-name="Standard">
      <style:paragraph-properties fo:text-align="start" style:justify-single-word="false"/>
      <style:text-properties officeooo:rsid="001d2f50" officeooo:paragraph-rsid="0030fc62"/>
    </style:style>
    <style:style style:name="P10" style:family="paragraph" style:parent-style-name="Standard">
      <style:paragraph-properties fo:text-align="start" style:justify-single-word="false"/>
      <style:text-properties officeooo:rsid="0025f49e" officeooo:paragraph-rsid="0025f49e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6667a" officeooo:paragraph-rsid="0026667a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7aac7" officeooo:paragraph-rsid="0026667a"/>
    </style:style>
    <style:style style:name="P13" style:family="paragraph" style:parent-style-name="Standard">
      <style:paragraph-properties fo:text-align="start" style:justify-single-word="false"/>
      <style:text-properties officeooo:rsid="0027aac7" officeooo:paragraph-rsid="0027aac7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27aac7" officeooo:paragraph-rsid="0027aac7"/>
    </style:style>
    <style:style style:name="P15" style:family="paragraph" style:parent-style-name="Standard">
      <style:paragraph-properties fo:text-align="start" style:justify-single-word="false"/>
      <style:text-properties officeooo:rsid="0035c8f3" officeooo:paragraph-rsid="0035c8f3"/>
    </style:style>
    <style:style style:name="P16" style:family="paragraph" style:parent-style-name="Standard">
      <style:paragraph-properties fo:text-align="start" style:justify-single-word="false"/>
      <style:text-properties officeooo:rsid="0025c587" officeooo:paragraph-rsid="0025c587"/>
    </style:style>
    <style:style style:name="P17" style:family="paragraph" style:parent-style-name="Standard">
      <style:paragraph-properties fo:text-align="start" style:justify-single-word="false"/>
      <style:text-properties officeooo:rsid="003b7686" officeooo:paragraph-rsid="003b7686"/>
    </style:style>
    <style:style style:name="P18" style:family="paragraph" style:parent-style-name="Standard">
      <style:paragraph-properties fo:text-align="start" style:justify-single-word="false"/>
      <style:text-properties officeooo:rsid="003c1bdc" officeooo:paragraph-rsid="003c1bdc"/>
    </style:style>
    <style:style style:name="P19" style:family="paragraph" style:parent-style-name="Standard">
      <style:paragraph-properties fo:text-align="start" style:justify-single-word="false"/>
      <style:text-properties officeooo:rsid="00421a9e" officeooo:paragraph-rsid="00421a9e"/>
    </style:style>
    <style:style style:name="P20" style:family="paragraph" style:parent-style-name="Standard">
      <style:paragraph-properties fo:text-align="start" style:justify-single-word="false"/>
      <style:text-properties officeooo:rsid="0042ab12" officeooo:paragraph-rsid="0042ab12"/>
    </style:style>
    <style:style style:name="P21" style:family="paragraph" style:parent-style-name="Heading_20_2">
      <style:paragraph-properties fo:text-align="start" style:justify-single-word="false"/>
      <style:text-properties officeooo:paragraph-rsid="0035c8f3"/>
    </style:style>
    <style:style style:name="P22" style:family="paragraph" style:parent-style-name="Text_20_body">
      <style:paragraph-properties fo:text-align="start" style:justify-single-word="false"/>
      <style:text-properties fo:font-size="12pt" officeooo:rsid="003c1bdc" officeooo:paragraph-rsid="003c1bdc" style:font-size-asian="12pt" style:font-size-complex="12pt"/>
    </style:style>
    <style:style style:name="P23" style:family="paragraph" style:parent-style-name="Text_20_body">
      <style:paragraph-properties fo:text-align="start" style:justify-single-word="false"/>
      <style:text-properties style:font-name="Open Sans" fo:font-size="16.5pt" fo:font-weight="normal" officeooo:rsid="0035c8f3" officeooo:paragraph-rsid="0035c8f3" fo:background-color="transparent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17611a"/>
    </style:style>
    <style:style style:name="P25" style:family="paragraph" style:parent-style-name="Standard" style:list-style-name="L4">
      <style:paragraph-properties fo:text-align="start" style:justify-single-word="false"/>
      <style:text-properties officeooo:paragraph-rsid="00197167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17611a" officeooo:paragraph-rsid="0017611a"/>
    </style:style>
    <style:style style:name="P27" style:family="paragraph" style:parent-style-name="Standard" style:list-style-name="L2">
      <style:paragraph-properties fo:text-align="start" style:justify-single-word="false"/>
      <style:text-properties officeooo:rsid="0017611a" officeooo:paragraph-rsid="0017611a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18b83b" officeooo:paragraph-rsid="0018b83b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18b83b" officeooo:paragraph-rsid="0031dfd3"/>
    </style:style>
    <style:style style:name="P30" style:family="paragraph" style:parent-style-name="Standard" style:list-style-name="L3">
      <style:paragraph-properties fo:text-align="start" style:justify-single-word="false"/>
      <style:text-properties officeooo:rsid="0018b83b" officeooo:paragraph-rsid="0018b83b"/>
    </style:style>
    <style:style style:name="P31" style:family="paragraph" style:parent-style-name="Standard" style:list-style-name="L4">
      <style:paragraph-properties fo:text-align="start" style:justify-single-word="false"/>
      <style:text-properties officeooo:rsid="0018b83b" officeooo:paragraph-rsid="0018b83b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31dfd3" officeooo:paragraph-rsid="0031dfd3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25c587" officeooo:paragraph-rsid="0025c587"/>
    </style:style>
    <style:style style:name="P34" style:family="paragraph" style:parent-style-name="Standard" style:list-style-name="L2">
      <style:paragraph-properties fo:text-align="start" style:justify-single-word="false"/>
      <style:text-properties officeooo:rsid="0025c587" officeooo:paragraph-rsid="0025c587"/>
    </style:style>
    <style:style style:name="P35" style:family="paragraph" style:parent-style-name="Standard" style:list-style-name="L2">
      <style:paragraph-properties fo:text-align="start" style:justify-single-word="false"/>
      <style:text-properties officeooo:rsid="001ede69" officeooo:paragraph-rsid="003e1ac5"/>
    </style:style>
    <style:style style:name="P36" style:family="paragraph" style:parent-style-name="Standard" style:list-style-name="L2">
      <style:paragraph-properties fo:text-align="start" style:justify-single-word="false"/>
      <style:text-properties officeooo:rsid="003e1ac5" officeooo:paragraph-rsid="003e1ac5"/>
    </style:style>
    <style:style style:name="P37" style:family="paragraph" style:parent-style-name="Standard" style:list-style-name="L2">
      <style:paragraph-properties fo:text-align="start" style:justify-single-word="false"/>
      <style:text-properties officeooo:rsid="003b7686" officeooo:paragraph-rsid="003b7686"/>
    </style:style>
    <style:style style:name="P38" style:family="paragraph" style:parent-style-name="Standard" style:list-style-name="L3">
      <style:paragraph-properties fo:text-align="start" style:justify-single-word="false"/>
      <style:text-properties officeooo:rsid="001a801d" officeooo:paragraph-rsid="001a801d"/>
    </style:style>
    <style:style style:name="P39" style:family="paragraph" style:parent-style-name="Standard" style:list-style-name="L4">
      <style:paragraph-properties fo:text-align="start" style:justify-single-word="false"/>
      <style:text-properties officeooo:rsid="001a801d" officeooo:paragraph-rsid="001a801d"/>
    </style:style>
    <style:style style:name="P40" style:family="paragraph" style:parent-style-name="Standard" style:list-style-name="L5">
      <style:paragraph-properties fo:text-align="start" style:justify-single-word="false"/>
      <style:text-properties officeooo:rsid="001a801d" officeooo:paragraph-rsid="001a801d"/>
    </style:style>
    <style:style style:name="P41" style:family="paragraph" style:parent-style-name="Standard" style:list-style-name="L6">
      <style:paragraph-properties fo:text-align="start" style:justify-single-word="false"/>
      <style:text-properties officeooo:rsid="001a801d" officeooo:paragraph-rsid="001a801d"/>
    </style:style>
    <style:style style:name="P42" style:family="paragraph" style:parent-style-name="Standard" style:list-style-name="L3">
      <style:paragraph-properties fo:text-align="start" style:justify-single-word="false"/>
      <style:text-properties officeooo:rsid="00231158" officeooo:paragraph-rsid="00231158"/>
    </style:style>
    <style:style style:name="P43" style:family="paragraph" style:parent-style-name="Standard" style:list-style-name="L3">
      <style:paragraph-properties fo:text-align="start" style:justify-single-word="false"/>
      <style:text-properties officeooo:rsid="003b8dd1" officeooo:paragraph-rsid="003b8dd1"/>
    </style:style>
    <style:style style:name="P44" style:family="paragraph" style:parent-style-name="Standard" style:list-style-name="L4">
      <style:paragraph-properties fo:text-align="start" style:justify-single-word="false"/>
      <style:text-properties officeooo:rsid="003b8dd1" officeooo:paragraph-rsid="003b8dd1"/>
    </style:style>
    <style:style style:name="P45" style:family="paragraph" style:parent-style-name="Standard" style:list-style-name="L3">
      <style:paragraph-properties fo:text-align="start" style:justify-single-word="false"/>
      <style:text-properties officeooo:rsid="00329637" officeooo:paragraph-rsid="003c1bdc"/>
    </style:style>
    <style:style style:name="P46" style:family="paragraph" style:parent-style-name="Standard" style:list-style-name="L3">
      <style:paragraph-properties fo:text-align="start" style:justify-single-word="false"/>
      <style:text-properties officeooo:rsid="003c1bdc" officeooo:paragraph-rsid="003c1bdc"/>
    </style:style>
    <style:style style:name="P47" style:family="paragraph" style:parent-style-name="Standard" style:list-style-name="L4">
      <style:paragraph-properties fo:text-align="start" style:justify-single-word="false"/>
      <style:text-properties officeooo:rsid="003c1bdc" officeooo:paragraph-rsid="003c1bdc"/>
    </style:style>
    <style:style style:name="P48" style:family="paragraph" style:parent-style-name="Standard">
      <style:paragraph-properties fo:text-align="start" style:justify-single-word="false"/>
      <style:text-properties officeooo:rsid="003c1bdc" officeooo:paragraph-rsid="003c1bdc"/>
    </style:style>
    <style:style style:name="P49" style:family="paragraph" style:parent-style-name="Standard" style:list-style-name="L4">
      <style:paragraph-properties fo:text-align="start" style:justify-single-word="false"/>
      <style:text-properties officeooo:rsid="00197167" officeooo:paragraph-rsid="00197167"/>
    </style:style>
    <style:style style:name="P50" style:family="paragraph" style:parent-style-name="Standard" style:list-style-name="L4">
      <style:paragraph-properties fo:text-align="start" style:justify-single-word="false"/>
      <style:text-properties officeooo:rsid="002acd63" officeooo:paragraph-rsid="002acd63"/>
    </style:style>
    <style:style style:name="P51" style:family="paragraph" style:parent-style-name="Standard" style:list-style-name="L4">
      <style:paragraph-properties fo:text-align="start" style:justify-single-word="false"/>
      <style:text-properties officeooo:rsid="002e952f" officeooo:paragraph-rsid="002e952f"/>
    </style:style>
    <style:style style:name="P52" style:family="paragraph" style:parent-style-name="Standard">
      <style:paragraph-properties fo:text-align="start" style:justify-single-word="false"/>
      <style:text-properties officeooo:rsid="0049f9bd" officeooo:paragraph-rsid="0049f9bd"/>
    </style:style>
    <style:style style:name="T1" style:family="text">
      <style:text-properties officeooo:rsid="0018b83b"/>
    </style:style>
    <style:style style:name="T2" style:family="text">
      <style:text-properties officeooo:rsid="00197167"/>
    </style:style>
    <style:style style:name="T3" style:family="text">
      <style:text-properties officeooo:rsid="001a5898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b4217"/>
    </style:style>
    <style:style style:name="T6" style:family="text">
      <style:text-properties officeooo:rsid="001fc735"/>
    </style:style>
    <style:style style:name="T7" style:family="text">
      <style:text-properties officeooo:rsid="0025c587"/>
    </style:style>
    <style:style style:name="T8" style:family="text">
      <style:text-properties officeooo:rsid="0025f49e"/>
    </style:style>
    <style:style style:name="T9" style:family="text">
      <style:text-properties officeooo:rsid="0026667a"/>
    </style:style>
    <style:style style:name="T10" style:family="text">
      <style:text-properties officeooo:rsid="002933d3"/>
    </style:style>
    <style:style style:name="T11" style:family="text">
      <style:text-properties officeooo:rsid="002acd63"/>
    </style:style>
    <style:style style:name="T12" style:family="text">
      <style:text-properties officeooo:rsid="002c54dc"/>
    </style:style>
    <style:style style:name="T13" style:family="text">
      <style:text-properties officeooo:rsid="002c71d5"/>
    </style:style>
    <style:style style:name="T14" style:family="text">
      <style:text-properties officeooo:rsid="002e952f"/>
    </style:style>
    <style:style style:name="T15" style:family="text">
      <style:text-properties officeooo:rsid="00303fae"/>
    </style:style>
    <style:style style:name="T16" style:family="text">
      <style:text-properties officeooo:rsid="0030fc62"/>
    </style:style>
    <style:style style:name="T17" style:family="text">
      <style:text-properties officeooo:rsid="0031dfd3"/>
    </style:style>
    <style:style style:name="T18" style:family="text">
      <style:text-properties officeooo:rsid="0017611a"/>
    </style:style>
    <style:style style:name="T19" style:family="text">
      <style:text-properties officeooo:rsid="00329637"/>
    </style:style>
    <style:style style:name="T20" style:family="text">
      <style:text-properties officeooo:rsid="0032ce91"/>
    </style:style>
    <style:style style:name="T21" style:family="text">
      <style:text-properties officeooo:rsid="0033ed7c"/>
    </style:style>
    <style:style style:name="T22" style:family="text">
      <style:text-properties officeooo:rsid="0034e0b5"/>
    </style:style>
    <style:style style:name="T23" style:family="text">
      <style:text-properties officeooo:rsid="0035c8f3"/>
    </style:style>
    <style:style style:name="T24" style:family="text">
      <style:text-properties style:font-name="Open Sans" fo:font-weight="normal" fo:background-color="transparent" loext:char-shading-value="0"/>
    </style:style>
    <style:style style:name="T25" style:family="text">
      <style:text-properties style:font-name="Open Sans" fo:font-weight="normal" officeooo:rsid="0035c8f3" fo:background-color="transparent" loext:char-shading-value="0"/>
    </style:style>
    <style:style style:name="T26" style:family="text">
      <style:text-properties style:font-name="Open Sans" fo:font-size="16.5pt" fo:font-weight="normal" officeooo:rsid="0035c8f3" fo:background-color="transparent" loext:char-shading-value="0"/>
    </style:style>
    <style:style style:name="T27" style:family="text">
      <style:text-properties fo:font-weight="bold" officeooo:rsid="0035c8f3" fo:background-color="transparent" loext:char-shading-value="0"/>
    </style:style>
    <style:style style:name="T28" style:family="text">
      <style:text-properties officeooo:rsid="003b7686"/>
    </style:style>
    <style:style style:name="T29" style:family="text">
      <style:text-properties officeooo:rsid="003b8dd1"/>
    </style:style>
    <style:style style:name="T30" style:family="text">
      <style:text-properties officeooo:rsid="003c1bdc"/>
    </style:style>
    <style:style style:name="T31" style:family="text">
      <style:text-properties officeooo:rsid="003e1ac5"/>
    </style:style>
    <style:style style:name="T32" style:family="text">
      <style:text-properties officeooo:rsid="004012e4"/>
    </style:style>
    <style:style style:name="T33" style:family="text">
      <style:text-properties officeooo:rsid="0042ab12"/>
    </style:style>
    <style:style style:name="T34" style:family="text">
      <style:text-properties officeooo:rsid="0046041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2">Urban/Suburban l</text:span>itterpicking guidelines – Linee guida per la raccolta rifiuti in aree urbane ed extraurbane – <text:span text:style-name="T3">Versione </text:span><text:span text:style-name="T34">2.0</text:span></text:p>
      <text:p text:style-name="P1"/>
      <text:p text:style-name="P5">Considerazioni derivate da esperienz<text:span text:style-name="T17">e</text:span> persona<text:span text:style-name="T17">li</text:span></text:p>
      <text:p text:style-name="P2"/>
      <text:p text:style-name="P3">La raccolta <text:span text:style-name="T10">piccoli </text:span>rifiuti effettuata manualmente in aree urbane ed extraurbane è un lavoro faticoso e che comporta dei rischi : è opportuno pertanto prendere determinate precauzioni, <text:span text:style-name="T17">soprattutto quando non si è esperti</text:span>.</text:p>
      <text:p text:style-name="P3"/>
      <text:p text:style-name="P3">Equipaggiamento <text:span text:style-name="T9">(la maggior parte si può acquistare in ferramenta </text:span><text:span text:style-name="T17">o in alcuni casi nei supermercati</text:span><text:span text:style-name="T9">)</text:span> :</text:p>
      <text:p text:style-name="P3"/>
      <text:list xml:id="list1573740613" text:style-name="L1">
        <text:list-item>
          <text:p text:style-name="P24"><text:span text:style-name="T18">È </text:span><text:span text:style-name="T28">fortemente consigliato</text:span><text:span text:style-name="T18"> indossare scarpe da ginnastica </text:span><text:span text:style-name="T7">o da trekking</text:span><text:span text:style-name="T18">, adatte a camminare in mezzo all'erba e alle sterpaglie. </text:span></text:p>
        </text:list-item>
        <text:list-item>
          <text:p text:style-name="P24"><text:span text:style-name="T18">È obbligatorio l'utilizzo di guanti. </text:span><text:span text:style-name="T10">Personalmente utilizzo </text:span><text:span text:style-name="T17">quelli di stoffa </text:span><text:span text:style-name="T28">plastificati</text:span><text:span text:style-name="T17"> che trovo al supermercato</text:span><text:span text:style-name="T10">. </text:span></text:p>
        </text:list-item>
        <text:list-item>
          <text:p text:style-name="P26">Sacchi per immondizia : obbligatori. Personalmente consiglio di usare sacchi <text:span text:style-name="T28">di taglia piccola </text:span><text:span text:style-name="T10">e consiglio caldamente l'utilizzo di quelli </text:span>con legaccio <text:span text:style-name="T10">incorporato </text:span><text:span text:style-name="T17">a mo di “manico” </text:span><text:span text:style-name="T10">in modo da non impazzire </text:span><text:span text:style-name="T17">e perdere troppo tempo </text:span><text:span text:style-name="T10">in fase di chiusura del sacco </text:span><text:span text:style-name="T17">e in fase di trasporto.</text:span></text:p>
        </text:list-item>
        <text:list-item>
          <text:p text:style-name="P26">Bastoni per la raccolta di immondizia : personalmente li sconsiglio. Ne ho provati due e <text:span text:style-name="T7">mi si sono</text:span> rotti entrambi molto velocemente, e anche tentare di ripararli non è servito. Spesso sono pesanti e comportano quindi una fatica molto maggiore per l'operatore. Chinarsi al momento, anche se un po' faticoso, al momento rimane la soluzione più agevole <text:span text:style-name="T10">(per quello </text:span><text:span text:style-name="T17">che appunto consiglio di usare</text:span><text:span text:style-name="T10"> i guanti)</text:span>. <text:span text:style-name="T10">Si fa un po' di fatica con la schiena, ma l'utilizzo delle mani per la raccolta rende comunque </text:span><text:span text:style-name="T17">molto </text:span><text:span text:style-name="T10">molto più agevole il processo, quindi se col bastone da raccolta non ci si china ma si utilizzano di più le braccia </text:span><text:span text:style-name="T17">e la schiena</text:span><text:span text:style-name="T10">, chinandosi è la schiena a fare fatica, ma la fase di raccolta, se fatta con le mani, diventa estremamente facile </text:span><text:span text:style-name="T17">e agevole (paragonata a mio parere a quella fatta con i bastoncini)</text:span><text:span text:style-name="T10">.</text:span> Questo può valere per una persona con poca muscolatura (es. 45-5<text:span text:style-name="T17">5</text:span> kg, mentre potrebbe essere più comodo, per altre persone più robuste, l'utilizzo del bastone). Se decidete di utilizzarlo, in ogni caso NON tirate e NON date strattoni : <text:span text:style-name="T7">la maggior parte probabilmente </text:span>si rompono. <text:span text:style-name="T17">Ora, è passato un po’ di tempo da quanto ho provato quei bastoni, non so se ne hanno fatti di nuovi ultra leggeri e ultra resistenti, ma personalmente con le mani sono così comodo che non mi è mai passato per la mente di riprovare a usare dei bastoni per la raccolta. </text:span><text:span text:style-name="T28">Chiaramente utilizzando direttamente la raccolta manuale con i guanti si entra un po’ più a contatto con i batteri, anche poi quando ci si toglie i guanti. Ma se dovete ad esempio raccogliere dei mozziconi di sigaretta con i bastoni da raccolta rifiuti c’è da impazzire un po’ troppo ...</text:span></text:p>
        </text:list-item>
        <text:list-item>
          <text:p text:style-name="P26">Bottiglietta d'acqua naturale : <text:span text:style-name="T13">tenetene qualcuna a portata di mano nel vostro veicolo</text:span>. <text:span text:style-name="T13">Personalmente non ne ho mai tenute con me mentre operavo per cercare di avere meno pesi addosso possibile, </text:span><text:span text:style-name="T17">ma sicuramente avere dell’acqua nel proprio veicolo, insieme eventualmente a qualche frutto o a qualche pacchetto di cracker potrebbe servire</text:span><text:span text:style-name="T13">.</text:span></text:p>
        </text:list-item>
        <text:list-item>
          <text:p text:style-name="P26">Cellulare/smartphone : quasi obbligatori. Per due ragioni : la prima è che se trovate un'area particolarmente impegnativa o <text:span text:style-name="T10">che </text:span>per stanchezza non potete affrontare <text:span text:style-name="T10">(perchè raccogliere rifiuti in aree urbane e extraurbane è un'attività molto faticosa e solitamente non si riesce a operare per più di </text:span><text:span text:style-name="T31">una o due ore</text:span><text:span text:style-name="T10">) </text:span>potete comunque segnalarla tramite apposite app <text:span text:style-name="T10">al gestore della raccolta di rifiuti della vostra zona oppure all'URP del vostro comune </text:span><text:span text:style-name="T17">o comunque alle applicazioni o portali messi a disposizione dal vostro comune</text:span>. La seconda è, in <text:span text:style-name="T10">eventuali </text:span>casi di emergenza, <text:span text:style-name="T10">per </text:span>chiamare <text:span text:style-name="T10">i </text:span>soccorsi. <text:span text:style-name="T17">Personalmente non usando la rete dati mi limito a fare le foto necessarie, poi quando rientro a casa faccio poi le dovute segnalazioni tramite computer scaricando le foto fatte con lo smartphone sul pc. Ho notato che facendo così sono </text:span><text:soft-page-break/><text:span text:style-name="T17">abbastanza comodo e il tutto viene fatto piuttosto tempestivamente.</text:span></text:p>
        </text:list-item>
        <text:list-item>
          <text:p text:style-name="P28">Giubbino catarinfrangente : <text:span text:style-name="T7">fortemente consigliato, </text:span>obbligatorio se si opera vicino ad aree stradali <text:span text:style-name="T10">co</text:span><text:span text:style-name="T17">n</text:span><text:span text:style-name="T10"> </text:span><text:span text:style-name="T17">marciapiedi o comunque in zone </text:span><text:span text:style-name="T28">molto </text:span><text:span text:style-name="T17">vicino a delle strade</text:span>. <text:span text:style-name="T31">Non è necessario se state ripulendo dei parchi.</text:span> </text:p>
        </text:list-item>
        <text:list-item>
          <text:p text:style-name="P29">Occhiali protettivi trasparenti <text:span text:style-name="T7">o visiera</text:span> : è fortemente consigliato l'utilizzo <text:span text:style-name="T10">ma solo </text:span>se si opera in aree boschive, per proteggersi da rametti che potrebbero scorticare le aree più delicate del volto. <text:span text:style-name="T17">Io non l</text:span><text:span text:style-name="T31">i</text:span><text:span text:style-name="T17"> uso, ma di solito quando mi avvicino a degli alberi o cespugli con rami opero sempre con le seguenti modalità : </text:span></text:p>
          <text:list>
            <text:list-item>
              <text:p text:style-name="P32">1) Come fare a raggiungere la zona da ripulire proteggendo gli occhi dai rametti</text:p>
            </text:list-item>
            <text:list-item>
              <text:p text:style-name="P32">2) Una volta raggiunta la zona da ripulire, se necessario mi chino e raccolgo</text:p>
              <text:p text:style-name="P32">In ogni caso la parte più delicata e vulnerabile restano sempre e comunque gli occhi. Prestate la massima attenzione. </text:p>
            </text:list-item>
          </text:list>
        </text:list-item>
        <text:list-item>
          <text:p text:style-name="P28">Berretto : consigliato, <text:span text:style-name="T7">per proteggersi dal sole</text:span>. <text:span text:style-name="T17">Io comunque non l’ho mai messo ma non è detto che non possa servire. </text:span><text:span text:style-name="T28">D’estate in ogni caso conviene operare solo alla mattina presto in modo di lavorare col fresco. </text:span><text:span text:style-name="T34">Al tramonto non conviene operare perchè se è stato caldo tutta la giornata probabilmente sarà ancora caldo e la luce comincerà a scarseggiare ...</text:span></text:p>
        </text:list-item>
        <text:list-item>
          <text:p text:style-name="P33">Altro : se si lavora in estate potrebbe servire anche della crema solare, come protezione … </text:p>
        </text:list-item>
      </text:list>
      <text:p text:style-name="P16"/>
      <text:p text:style-name="P17">Naturalmente per quanto riguarda l’abbigliamento molto dipenda dal clima di quella zona … un Africano che raccoglie immondizia in Africa non si vestirà come un Tedesco che raccoglie immondizia in Germania … le temperature sono molto diverse ...</text:p>
      <text:p text:style-name="P3"/>
      <text:p text:style-name="P3"/>
      <text:p text:style-name="P3">Rischi :</text:p>
      <text:p text:style-name="P3"/>
      <text:list xml:id="list3803376650" text:style-name="L2">
        <text:list-item>
          <text:p text:style-name="P27">Oltre a essere un'attività particolarmente faticosa, il litterpicking comporta alcuni rischi dovuti ad alcune tipologie di rifiuti particolarmente pericolosi. <text:span text:style-name="T1">In generale, se lavorate per un'azienda che fa questo tipo di attività è opportuno che venga effettuata una copertura assicurativa di tipo sanitario. Se andate da soli … sappiate che qualche rischio ci può essere, soprattutto se si raccoglie dai fossi (è molto </text:span><text:span text:style-name="T17">molto </text:span><text:span text:style-name="T1">faticoso). </text:span></text:p>
        </text:list-item>
        <text:list-item>
          <text:p text:style-name="P34">Se avvistate bidoni o contenitori pieni di sostanze chimiche chiamate la protezione ambientale.</text:p>
        </text:list-item>
        <text:list-item>
          <text:p text:style-name="P35">Se svolgete un altro lavoro, sappiate che questo è molto faticoso e stressante. <text:span text:style-name="T30">Sicuramente non lo potete svolgere se fate i cuochi di professione. </text:span><text:span text:style-name="T6">Personalmente ho però constatato che fa molto bene </text:span><text:span text:style-name="T31">in generale</text:span><text:span text:style-name="T6">. </text:span><text:span text:style-name="T31">I vantaggi sono :</text:span></text:p>
          <text:list>
            <text:list-item>
              <text:p text:style-name="P36">Rinforzo della muscolatura della schiena, delle braccia e delle gambe</text:p>
            </text:list-item>
            <text:list-item>
              <text:p text:style-name="P36">Miglioramento delle proprie difese immunitarie</text:p>
            </text:list-item>
            <text:list-item>
              <text:p text:style-name="P36">Miglioramenti psicologici dovuti alla continua attività di “individuazione di rifiuti”. Individuare faticando con la propria vista e maneggiare questo tipo di oggetti comporta miglioramenti alle proprie facoltà mentali, specialmente per chi utilizza molto il computer e gli ambienti virtuali.</text:p>
            </text:list-item>
            <text:list-item>
              <text:p text:style-name="P35"><text:span text:style-name="T31">Miglioramento della propria reputazione sociale</text:span> </text:p>
            </text:list-item>
          </text:list>
        </text:list-item>
        <text:list-item>
          <text:p text:style-name="P34">Sconsiglio questo tipo di attività a persone molto alte oppure non sufficientemente agili … ci si piega spesso per raccogliere con le mani e la fatica alla schiena è notevole …</text:p>
        </text:list-item>
        <text:list-item>
          <text:p text:style-name="P37">Altra cosa : può capitare, data la fatica, di essere improvvisamente preda di ‘svarioni’ di notevole intensità … io ormai un po’ mi sono abituato e più o meno faccio finta di niente. In caso comunque se anche dovessi svenire cadrei comunque sull’erba, quindi non me ne sono mai preoccupato più di tanto ...</text:p>
        </text:list-item>
      </text:list>
      <text:p text:style-name="P3"/>
      <text:p text:style-name="P6">Logistica :</text:p>
      <text:p text:style-name="P6"/>
      <text:list xml:id="list3369292605" text:style-name="L3">
        <text:list-item>
          <text:p text:style-name="P30">Quantità di lavoro : Una giornata di lavoro mattina e pomeriggio consente di raccogliere, in <text:soft-page-break/>base alla densità di immondizia <text:span text:style-name="T7">sparpagliata</text:span>, dai 15 ai 40 sacchi di medie dimensioni. Tuttavia, lavorare per un giorno intero è talmente stancante da necessitare, anche nei casi di alimentazioni estremamente curate <text:span text:style-name="T28">(vegana o fruttariana)</text:span>, di 1 giorno e mezzo di riposo (soprattutto se non si è abituati).<text:span text:style-name="T19"> </text:span><text:span text:style-name="T34">Personalmente, facendolo come volontariato, adotto questa modalità : lavoro fino a quanto non sento la prima grande stanchezza che mi costringe a fermarmi per prendere un po’ di respiro e bere un po’. A quel punto mi fermo del tutto, perchè le forze restanti servono per farsi la doccia e poter usare la parte restante della giornata per svagarsi un po’. </text:span></text:p>
        </text:list-item>
        <text:list-item>
          <text:p text:style-name="P30">Autoveicoli : è comodo poter raccogliere i sacchi nelle vicinanze prima di trasportarli fisicamente in un centro di raccolta (campane, <text:span text:style-name="T10">cassonetti</text:span> o aree adibite alla raccolta). <text:span text:style-name="T29">A volte potete direttamente buttare i sacchi con l’immondizia direttamente dentro altri bidoni che sono in quella zona. </text:span>L'ape <text:span text:style-name="T10">car o un camioncino</text:span> con rimorchio a barriere alte, <text:span text:style-name="T10">potrebbe essere </text:span>il veicolo ideale. Se utilizzate un'automobile vecchia, ricordate comunque di mettere un telo a protezione dei sedili per non rovinare gli interni<text:span text:style-name="T19">, </text:span>sia che si tratti dei sedili posteriori sia che si tratti del baule, <text:span text:style-name="T29">oppure appoggiate i sacchi dove si tengono i piedi. </text:span><text:span text:style-name="T14">Personalmente mi è capitato di trasportare i sacchi solo raramente perchè solitamente ho sempre trovato cassonetti </text:span><text:span text:style-name="T29">o bidoni </text:span><text:span text:style-name="T14">nelle vicinanze.</text:span></text:p>
        </text:list-item>
        <text:list-item>
          <text:p text:style-name="P30">Coordinamento : coordinare questo tipo di lavoro, per andare a intervenire solo nelle aree critiche, sarebbe l'ideale. Personalmente non ho avuto questo tipo di problemi <text:span text:style-name="T10">perchè ho sempre operato da solo</text:span>, ma nel caso molte persone decidessero di cimentarsi questa eventualità potrebbe presentarsi, e potrebbe comunque essere risolta avvalendosi di apposite app.</text:p>
        </text:list-item>
        <text:list-item>
          <text:p text:style-name="P30">Modalità di lavoro : io ho lavorato sempre da solo, ma mi son reso conto che lavorare in due forse è l'ideale, anche perchè in caso di problemi ci si può comunque assistere a vicenda.</text:p>
        </text:list-item>
        <text:list-item>
          <text:p text:style-name="P38">Evitate le zone a bassa densità <text:span text:style-name="T30">se ce ne sono di quelle ad alta densità</text:span>. Ci sono zone in cui la densità può essere inferiori agli 0.<text:span text:style-name="T19">05</text:span> elementi (lattine/bottigliette/bottiglie) per mq., in particolare se si tratta di strade. <text:span text:style-name="T8">Lavorando a piedi è</text:span> meglio concentrarsi (con la raccolta manuale) nelle zone dove sono più densi.</text:p>
        </text:list-item>
        <text:list-item>
          <text:p text:style-name="P38">Non raccogliete oggetti troppo grandi : se trovate <text:span text:style-name="T8">un</text:span> mobile o il materasso <text:span text:style-name="T19">e non avete mezzi e strumenti adatti</text:span>, lasciatelo dov'è e segnalatelo eventualmente tramite app <text:span text:style-name="T10">o all'URP del vostro comune</text:span>.</text:p>
        </text:list-item>
        <text:list-item>
          <text:p text:style-name="P42">Non introducetevi in aree private <text:span text:style-name="T14">recintate </text:span>: in quei casi la legge stabilisce che l'inquinamento <text:span text:style-name="T10">può essere</text:span> reato penale. Se trovate delle situazioni gravissime sporgete denuncia. Se trovate delle situazioni leggere offrite ai proprietari (se si riescono a rintracciare) di ripulire la zona dietro compenso. In caso portatevi dietro un libretto per le ricevute. Se <text:span text:style-name="T8">la situazione è</text:span> a metà <text:span text:style-name="T8">tra le due</text:span> … decidete voi …</text:p>
        </text:list-item>
        <text:list-item>
          <text:p text:style-name="P43">In certi casi, in certi parchi mi è capitato di trovare miriadi di rifiuti piccolissimi. Io personalmente sono riuscito a ripulire anche zone in quello stato, ma serve una grandissima pazienza. <text:span text:style-name="T30">Forse in quei casi si potrebbe utilizzare direttamente un aspirapolvere (l’ho visto fare in un video) ma io personalmente non ho mai provato.</text:span></text:p>
        </text:list-item>
        <text:list-item>
          <text:p text:style-name="P45">Ricordatevi che le lattine di alluminio, se sono state rovinate da uno sfalcio d’erba, sono affilate e se non fate attenzione con la presa potreste facilmente lacerarvi i guanti e tagliarvi. Lo stesso potrebbe valere con cocci di vetro di bottiglie. In quel caso serve doppia precauzione. <text:span text:style-name="T29">Comunque in generale se fate abbastanza attenzione con i guanti plastificati io non ho mai avuto particolari problemi.</text:span></text:p>
        </text:list-item>
        <text:list-item>
          <text:p text:style-name="P46">Quando si raccolgono rifiuti capita a volte di trovare oggetti molto particolari: sassi colorati, catenine o altri oggetti molto particolari. A volte me li sono messi in tasca e li ho conservati come oggetti personali, usandoli come soprammobili.</text:p>
        </text:list-item>
      </text:list>
      <text:p text:style-name="P6"/>
      <text:p text:style-name="P6">Briefing :</text:p>
      <text:p text:style-name="P6"/>
      <text:list xml:id="list3136109657" text:style-name="L4">
        <text:list-item>
          <text:p text:style-name="P31">I rifiuti si trovano in abbondanza ai margini delle strade, nelle aree verdi, e molto spesso nei <text:soft-page-break/>fossi. È opportuno quindi adottare delle precauzioni : è necessaria una certa <text:span text:style-name="T33">resistenza</text:span> fisica.</text:p>
        </text:list-item>
        <text:list-item>
          <text:p text:style-name="P31">Se siete in automobile e vedete immondizia al lato della strada NON VI FERMATE!! È pericoloso!! In quei casi è opportuno intervenire con mezzi speciali, <text:span text:style-name="T32">eventualmente transennando la zona in modo da evitare problemi con gli altri autoveicoli.</text:span> </text:p>
        </text:list-item>
        <text:list-item>
          <text:p text:style-name="P31">I rifiuti tendono a volte a essere coperti da fogliame o erba. In quei casi, tastando, si sentono a volte le bottiglie o le lattine scricchiolare. In alcuni casi (molto spesso) sotto le foglie si possono trovare rifiuti, e in determinati tipi di sottobosco un ver<text:span text:style-name="T10">o</text:span> e proprio carapace fatto di lattine e bottigliette, accuratamente mimetizzato dalla vegetazione. In quei casi è necessario smuovere leggermente con le mani, FACENDO ATTENZIONE, il fogliame <text:span text:style-name="T2">al fine di scoprire il rifiuto a sufficienza per poterlo raccogliere. In quei casi, e anche nel caso si faccia raccolta in spiaggia, scrollate per rimuovere quanto più terriccio o sabbia possibile.</text:span></text:p>
        </text:list-item>
        <text:list-item>
          <text:p text:style-name="P49"><text:span text:style-name="T29">In versioni precedenti ho scritto di non raccogliere la carta perchè comunque è biodegradabile. Io in realtà la raccolgo. </text:span>L'importante <text:span text:style-name="T29">comunque </text:span>sono le bottigliette di plastica, le lattine in alluminio e le bottiglie di vetro (spesso di birre o superalcolici), <text:span text:style-name="T10">teli di plastica, parti di polistirolo, ecc</text:span>. </text:p>
        </text:list-item>
        <text:list-item>
          <text:p text:style-name="P49">Nei casi in cui l'erba sia stata sfalciata FATE MOLTA ATTENZIONE. Le lattine, tagliate, sono molto affilate, e TAGLIANO. Le bottigliette di plastica meno, ma quelle di vetro si trovano e se rotte sono anch'esse pericolose. In quei casi guardate bene e fate attenzione <text:span text:style-name="T8">(è per questo che servono i guanti)</text:span>. <text:span text:style-name="T10">Le lattine tagliate sono tra le cose più taglienti che si possono trovare, se si raccolgono quindi è sempre opportuno fare molta attenzione e usare una presa delicata. Se non ricordo male una volta forse mi si sono tagliati i guanti, ma non ho mai riportato comunque ferite di nessun tipo alle mani.</text:span></text:p>
        </text:list-item>
        <text:list-item>
          <text:p text:style-name="P25"><text:span text:style-name="T2">A volte capita di finire i sacchi. </text:span><text:span text:style-name="T11">Personalmente quando opero ne tengo alcuni nella tasca della </text:span><text:span text:style-name="T20">tuta</text:span><text:span text:style-name="T11"> </text:span><text:span text:style-name="T29">o comunque nelle vicinanze </text:span><text:span text:style-name="T11">e quando ne riempio uno tiro fuori il sacco successivo e deposito il sacco pieno e legato sul posto </text:span><text:span text:style-name="T20">o in una zona di raccolta adibita a tale scopo nelle vicinanze</text:span><text:span text:style-name="T11">. Una volta terminata una zona si passa a raccogliere tutti i sacchi per conferirli </text:span><text:span text:style-name="T20">in un cassonetto o farli raccogliere dall’azienda che si occupa della raccolta rifiuti facendo apposita segnalazione tramite app</text:span><text:span text:style-name="T11">. </text:span></text:p>
        </text:list-item>
        <text:list-item>
          <text:p text:style-name="P49">Quando riempite un sacco, soprattutto se operate da soli, può convenire lasciare il sacco in loco e ritirarlo in una fase successiva, in caso contrario chi è con voi può occuparsi di trasportarlo verso una zona di raccolta. In ogni caso non ostruite il passaggio di ciclisti o autoveicoli, <text:span text:style-name="T11">ma non lasciateli dentro ad un fosso</text:span>.</text:p>
        </text:list-item>
        <text:list-item>
          <text:p text:style-name="P49">Quando avete lasciato in giro 4-5 sacchi pieni chiusi, potete fare un giro per raccoglierli e portarli verso una zona di aggregazione (un veicolo di trasporto o de<text:span text:style-name="T11">i cassonetti</text:span>, se ve ne sono nelle vicinanze). Io al massimo sono riuscito a portare 6-7 sacchi <text:span text:style-name="T8">leggeri </text:span>pieni alla volta, prendendoli con le braccia, ma è meglio non esagerare.</text:p>
        </text:list-item>
        <text:list-item>
          <text:p text:style-name="P39">Cercate di prepararvi mentalmente già dal giorno prima. Non cincischiate una volta che siete in fase operativa.</text:p>
        </text:list-item>
        <text:list-item>
          <text:p text:style-name="P44">Per quanto riguarda gli animali morti, personalmente ho raccolto e gestito anche quelli. Ho un apposito bidoncino di plastica in cui metto i resti che poi seppellisco nell’orto di mia madre.</text:p>
        </text:list-item>
        <text:list-item>
          <text:p text:style-name="P47">Per quanto riguarda gli escrementi di animali, io non li ho quasi mai raccolti. In ogni caso potrei volendo utilizzare un’altro bidoncino e seppellire anche quelli usandoli come fertilizzante.</text:p>
        </text:list-item>
        <text:list-item>
          <text:p text:style-name="P50">La raccolta rifiuti che viene effettuata a mano è sempre e solo INDIFFERENZIATA. Qualunque cosa che trovate, non preoccupatevi di differenziare, l'importante è raccogliere e buttare i sacchi pieni nei cassonetti <text:span text:style-name="T29">o nei bidoni</text:span>. <text:span text:style-name="T14">Se trovate qualche bottiglia di plastica intera, </text:span><text:span text:style-name="T20">se potete svuotatele sempre</text:span><text:span text:style-name="T14"> e ridu</text:span><text:span text:style-name="T20">cetene</text:span><text:span text:style-name="T14"> il volume prima di </text:span><text:span text:style-name="T20">richiudere il tappo e </text:span><text:span text:style-name="T14">infilarla nel sacco. Se trovate delle lattine intere potete svuotarle, </text:span><text:span text:style-name="T20">e se volete potete anche ridurne il volume ma sempre facendo attenzione</text:span><text:span text:style-name="T14">.</text:span></text:p>
        </text:list-item>
        <text:list-item>
          <text:p text:style-name="P50">In ogni caso con l'esperienza capirete come operare al meglio.</text:p>
        </text:list-item>
        <text:list-item>
          <text:p text:style-name="P51">Ricordatevi che se non avete segnaletica o regolari permessi comunali, potete operare solo <text:soft-page-break/>in aree non pericolose in cui non vi è alcun intralcio agli automezzi. <text:span text:style-name="T15">Se siete abbastanza vicini a una strada ma avete parcheggiato in un luogo dove non vi è alcun intralcio per gli altri, ricordatevi di indossare la casacca segnaletica.</text:span></text:p>
        </text:list-item>
      </text:list>
      <text:p text:style-name="P7"/>
      <text:p text:style-name="P7"/>
      <text:p text:style-name="P7">Filosofia :</text:p>
      <text:list xml:id="list2293910373" text:style-name="L5">
        <text:list-header>
          <text:p text:style-name="P40"/>
        </text:list-header>
      </text:list>
      <text:p text:style-name="P7">Personalmente ritengo che quello dei rifiuti sia un problema :</text:p>
      <text:p text:style-name="P7"/>
      <text:list xml:id="list1956710188" text:style-name="L6">
        <text:list-item>
          <text:p text:style-name="P41">Grave : la presenza all'interno dei fossi o sotto la boscaglia ha fatto si che il problema diventasse grave senza che nemmeno ce ne rendessimo conto.</text:p>
        </text:list-item>
        <text:list-item>
          <text:p text:style-name="P41">Laborioso : come spiegato sopra, è un lavoro piuttosto faticoso.</text:p>
        </text:list-item>
        <text:list-item>
          <text:p text:style-name="P41">Rischioso : ci sono dei rischi per la salute, dovuti principalmente ad alcune tipologie di rifiuti pericolosi (tipicamente dispositivi medici o farmaceutici), ma anche al passaggio di autoveicoli nelle vicinanze. <text:span text:style-name="T21">A questi si aggiungono rifiuti con parti taglienti come lattine di alluminio rovinate da sfalci di erba. </text:span>Per non parlare di aree vicino a stagni o laghi. <text:span text:style-name="T4">Non</text:span> vi esponete per raccogliere una bottiglia vicino al margine di uno stagno o di un laghetto, <text:span text:style-name="T21">è meglio non rischiare di cadere in acqua</text:span>.</text:p>
        </text:list-item>
        <text:list-item>
          <text:p text:style-name="P41">Urgente : se sono sull'erba, si vedono. Se <text:span text:style-name="T8">l'erba è cresciuta</text:span>, sono nascosti, ma si prendono. Se sono nei fossi, sono nascosti e difficilmente accessibili. Non vado avanti con l'elenco.</text:p>
        </text:list-item>
      </text:list>
      <text:p text:style-name="P7"/>
      <text:p text:style-name="P7"/>
      <text:p text:style-name="P7">Se nessuno vi paga e lo fate come volontari, siete praticamente dei gladiatori : <text:span text:style-name="T5">RISPETTO</text:span>. Personalmente ritengo che si possa offrire tranquillamente cibo e bevande a chi svolge questo tipo di attività come volontario <text:span text:style-name="T5">(sarebbe un atto di grande civiltà)</text:span>, oltre a qualche altro benefit. In ogni caso può essere opportuno portarsi dietro <text:span text:style-name="T11">nel proprio veicolo un </text:span>pranzo al sacco (state leggeri : ottimi sono frutta e verdura), oppure una <text:span text:style-name="T22">trentina</text:span> di euro per acquistare cibo <text:span text:style-name="T11">in qualche ristorante </text:span>dove si è, in base a come si procede col lavoro, <text:span text:style-name="T22">ma solo possibilmente prima del lavoro e mai dopo …</text:span></text:p>
      <text:p text:style-name="P18">Ovviamente lavatevi le mani per bene un paio di volte prima di mangiare.</text:p>
      <text:p text:style-name="P18"/>
      <text:p text:style-name="P52">Per quanto riguarda la fase di raccolta, personalmente consiglio di non mettersi a maledire mentalmente chi ha gettato lì quei rifiuti. Non serve a niente arrabbiarsi, risparmiate le forze per lavorare.</text:p>
      <text:p text:style-name="P18"/>
      <text:p text:style-name="P19">Per quanto riguarda i fossi, c’è un discorso a parte da fare. Tutta l’immondizia che non viene raccolta, col vento tende a finire sostanzialmente verso le zone più basse, ovvero i fossi (questo senza contare chi lancia dall’automobile rifiuti che ci finiscono dentro …). Purtroppo quando i fossi vengono sfalciati i rifiuti vengono sminuzzati, e con le piogge essi tendenzialmente vengono trascinati verso il mare dalla corrente. E’ così che la plastica finisce negli oceani.</text:p>
      <text:p text:style-name="P19">Ripulire I fossi dall’immondizia è un lavoro ancora più faticoso che raccogliere l’immondizia da zone pianeggianti, ed è possibile farlo solo se I fossi sono quasi completamente asciutti. Anche la crew di The Ocean Cleanup si è accorta di questo problema e ha cominciato a ingegnerizzare dispositivi per intercettare l’immondizia che scorre nei fiumi.</text:p>
      <text:p text:style-name="P19"/>
      <text:p text:style-name="P19">Per quanto riguarda invece la gestione dei parchi, sarebbe opportuno che I governi capissero che non ha senso far sfalciare l’erba se ci sono dei rifiuti da raccogliere, e che bisognerebbe che dei litterpicker ripulissero completamente il parco prima dello sfalcio, perchè con lo sfalcio anche i rifiuti vengono sminuzzati e diventa poi estremamente più faticoso e laborioso andare a raccogliere i vari frammenti.</text:p>
      <text:p text:style-name="P19"/>
      <text:p text:style-name="P20">Se inoltre vi interessa cercare di realizzare qualche strumento che raccolga l’immondizia tramite <text:soft-page-break/>riconoscimento automatico dei rifiuti, tramite delle braccia robotiche, ecc … sul mio repository github trovate <text:span text:style-name="T34">un</text:span> progett<text:span text:style-name="T34">o</text:span> open-source potenzialmente interessant<text:span text:style-name="T34">e</text:span>.</text:p>
      <text:p text:style-name="P7"/>
      <text:p text:style-name="P15">Se pensate che il lavoro scarseggi, riporto dal sito “<text:a xlink:type="simple" xlink:href="http://www.trashout.ngo/" text:style-name="Internet_20_link" text:visited-style-name="Visited_20_Internet_20_Link">www.trashout.ngo</text:a>” :</text:p>
      <text:p text:style-name="P15"/>
      <text:h text:style-name="P21" text:outline-level="2"><text:bookmark text:name="1942580175"/><text:span text:style-name="T27">55,000+ : </text:span><text:span text:style-name="T25">Illegal dumps reported</text:span></text:h>
      <text:h text:style-name="P21" text:outline-level="2"><text:span text:style-name="T25">4,000 : </text:span><text:span text:style-name="T26">Illegal dumps cleaned</text:span></text:h>
      <text:p text:style-name="P23"/>
      <text:p text:style-name="P22"><text:span text:style-name="T25">H</text:span><text:span text:style-name="T24">o notato comunque che queste statistiche sono esattamente identiche a quando le avevo lette per la versione precedente di questo documento, per cui non so esattamente cosa pensare ...</text:span></text:p>
      <text:p text:style-name="P8"/>
      <text:p text:style-name="P8"/>
      <text:p text:style-name="P10">In questo sito potete trovare alcune zone in cui è stata segnalata la presenza di rifiuti :</text:p>
      <text:p text:style-name="P8"/>
      <text:p text:style-name="P9"><text:a xlink:type="simple" xlink:href="http://www.trashout.ngo/" text:style-name="Internet_20_link" text:visited-style-name="Visited_20_Internet_20_Link"><text:span text:style-name="T16">http://www.trashout.ngo</text:span></text:a></text:p>
      <text:p text:style-name="P9"/>
      <text:p text:style-name="P13">Esperienza personale di un raccoglitore :</text:p>
      <text:p text:style-name="P8"/>
      <text:p text:style-name="P11"><text:a xlink:type="simple" xlink:href="http://www.litterheroes.co.uk/" text:style-name="Internet_20_link" text:visited-style-name="Visited_20_Internet_20_Link">http://www.litterheroes.co.uk/</text:a> →<text:span text:style-name="T23"> sono diventati un servizio di pulizia immondizia e rifiuti a pagamento in Inghilterra : https://www.wayst.co.uk/</text:span></text:p>
      <text:p text:style-name="P12"/>
      <text:p text:style-name="P12"/>
      <text:p text:style-name="P14">Qui si possono acquistare bastoncini <text:span text:style-name="T11">(non li consiglio)</text:span> per la raccolta e altri oggetti :</text:p>
      <text:p text:style-name="P12"/>
      <text:p text:style-name="P13"><text:a xlink:type="simple" xlink:href="http://www.ebay.com/" text:style-name="Internet_20_link" text:visited-style-name="Visited_20_Internet_20_Link">http://www.ebay.com</text:a></text:p>
      <text:p text:style-name="P13"/>
      <text:p text:style-name="P15">Forse anche su amazon :</text:p>
      <text:p text:style-name="P15"/>
      <text:p text:style-name="P15"><text:a xlink:type="simple" xlink:href="http://www.amazon.it/" text:style-name="Internet_20_link" text:visited-style-name="Visited_20_Internet_20_Link">http://www.amazon.it</text:a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o Bagnaresi</meta:initial-creator>
    <meta:creation-date>2016-05-30T21:14:08.373398248</meta:creation-date>
    <dc:date>2023-10-01T14:31:21.874312171</dc:date>
    <meta:editing-duration>PT2H33M11S</meta:editing-duration>
    <meta:editing-cycles>41</meta:editing-cycles>
    <meta:generator>LibreOffice/7.3.7.2$Linux_X86_64 LibreOffice_project/30$Build-2</meta:generator>
    <meta:document-statistic meta:table-count="0" meta:image-count="0" meta:object-count="0" meta:page-count="6" meta:paragraph-count="80" meta:word-count="3221" meta:character-count="19861" meta:non-whitespace-character-count="16756"/>
  </office:meta>
</office:document-meta>
</file>